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cm" fo:margin-bottom="0cm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cm" fo:margin-bottom="0cm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cm" fo:margin-bottom="0cm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cm" fo:margin-bottom="0cm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cm" fo:margin-bottom="0cm" style:contextual-spacing="false"/>
    </style:style>
    <style:style style:name="P51" style:family="paragraph" style:parent-style-name="Text_20_body" style:list-style-name="L23"/>
    <style:style style:name="P52" style:family="paragraph" style:parent-style-name="Text_20_body" style:list-style-name="L23">
      <style:paragraph-properties fo:margin-top="0cm" fo:margin-bottom="0cm" style:contextual-spacing="false"/>
    </style:style>
    <style:style style:name="P53" style:family="paragraph" style:parent-style-name="Text_20_body" style:list-style-name="L24"/>
    <style:style style:name="P54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officeooo:rsid="000dbf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2.2 Usar la Línea de Comandos para Obtener Ayuda</text:h>
      <text:p text:style-name="Text_20_body"><text:span text:style-name="Strong_20_Emphasis">Introducción:</text:span> La línea de comandos de Linux tiene miles de comandos, y cada uno puede tener decenas de opciones. Es imposible memorizarlos todos. Por suerte, Linux incluye excelentes herramientas integradas para obtener ayuda y documentación directamente desde la terminal.</text:p>
      <text:p text:style-name="Text_20_body"><text:span text:style-name="Strong_20_Emphasis">Principales Comandos de Ayuda:</text:span></text:p>
      <text:list text:style-name="L23">
        <text:list-item>
          <text:p text:style-name="P51"><text:span text:style-name="Strong_20_Emphasis"><text:span text:style-name="Source_20_Text">man</text:span></text:span><text:span text:style-name="Strong_20_Emphasis"> (Manual):</text:span></text:p>
          <text:list>
            <text:list-item>
              <text:p text:style-name="P52"><text:span text:style-name="Strong_20_Emphasis">Uso:</text:span> Es la forma más tradicional y completa de obtener ayuda. Muestra las "páginas del manual" (man pages) para un comando, archivo de configuración o concepto. </text:p>
            </text:list-item>
            <text:list-item>
              <text:p text:style-name="P52"><text:span text:style-name="Strong_20_Emphasis">Sintaxis:</text:span> <text:span text:style-name="Source_20_Text">man [seccion] nombre_comando</text:span> </text:p>
            </text:list-item>
            <text:list-item>
              <text:p text:style-name="P52"><text:span text:style-name="Strong_20_Emphasis">Ejemplo:</text:span> <text:span text:style-name="Source_20_Text">man ls</text:span> (muestra la página del manual para el comando <text:span text:style-name="Source_20_Text">ls</text:span>). </text:p>
            </text:list-item>
            <text:list-item>
              <text:p text:style-name="P52"><text:span text:style-name="Strong_20_Emphasis">Secciones del Manual:</text:span> Las páginas del manual están organizadas en secciones numéricas (las más comunes): </text:p>
              <text:list>
                <text:list-item>
                  <text:p text:style-name="P52"><text:span text:style-name="Source_20_Text">1</text:span>: Comandos ejecutables o de shell. </text:p>
                </text:list-item>
                <text:list-item>
                  <text:p text:style-name="P52"><text:span text:style-name="Source_20_Text">2</text:span>: Llamadas al sistema (funciones del kernel). </text:p>
                </text:list-item>
                <text:list-item>
                  <text:p text:style-name="P52"><text:span text:style-name="Source_20_Text">3</text:span>: Llamadas a bibliotecas (funciones de biblioteca). </text:p>
                </text:list-item>
                <text:list-item>
                  <text:p text:style-name="P52"><text:span text:style-name="Source_20_Text">4</text:span>: Archivos especiales (generalmente en <text:span text:style-name="Source_20_Text">/dev</text:span>). </text:p>
                </text:list-item>
                <text:list-item>
                  <text:p text:style-name="P52"><text:span text:style-name="Source_20_Text">5</text:span>: Formatos de archivo y convenciones (e.g., <text:span text:style-name="Source_20_Text">man 5 passwd</text:span>). </text:p>
                </text:list-item>
                <text:list-item>
                  <text:p text:style-name="P52"><text:span text:style-name="Source_20_Text">6</text:span>: Juegos. </text:p>
                </text:list-item>
                <text:list-item>
                  <text:p text:style-name="P52"><text:span text:style-name="Source_20_Text">7</text:span>: Miscelánea (convenciones, protocolos, etc.). </text:p>
                </text:list-item>
                <text:list-item>
                  <text:p text:style-name="P52"><text:span text:style-name="Source_20_Text">8</text:span>: Comandos de administración del sistema (generalmente para root). </text:p>
                </text:list-item>
                <text:list-item>
                  <text:p text:style-name="P52">Si un nombre existe en varias secciones, <text:span text:style-name="Source_20_Text">man</text:span> busca en orden numérico. Puedes especificar la sección: <text:span text:style-name="Source_20_Text">man 1 printf</text:span> (comando) vs <text:span text:style-name="Source_20_Text">man 3 printf</text:span> (función de biblioteca). </text:p>
                </text:list-item>
              </text:list>
            </text:list-item>
            <text:list-item>
              <text:p text:style-name="P52"><text:span text:style-name="Strong_20_Emphasis">Navegación en </text:span><text:span text:style-name="Strong_20_Emphasis"><text:span text:style-name="Source_20_Text">man</text:span></text:span><text:span text:style-name="Strong_20_Emphasis">:</text:span> Usa las teclas de flecha, <text:span text:style-name="Source_20_Text">AvPág</text:span>/<text:span text:style-name="Source_20_Text">RePág</text:span>, <text:span text:style-name="Source_20_Text">Espacio</text:span> para avanzar, <text:span text:style-name="Source_20_Text">b</text:span> para retroceder, <text:span text:style-name="Source_20_Text">/palabra</text:span> para buscar, <text:span text:style-name="Source_20_Text">n</text:span> para siguiente coincidencia, <text:span text:style-name="Source_20_Text">q</text:span> para salir. <text:span text:style-name="Source_20_Text">man</text:span> utiliza un paginador como <text:span text:style-name="Source_20_Text">less</text:span> por defecto. </text:p>
            </text:list-item>
            <text:list-item>
              <text:p text:style-name="P52"><text:span text:style-name="Strong_20_Emphasis">Estructura Típica de una Man Page:</text:span> NAME (nombre y descripción corta), SYNOPSIS (sintaxis), DESCRIPTION (descripción detallada), OPTIONS (lista de opciones), EXAMPLES, FILES (archivos relacionados), SEE ALSO (referencias a otras páginas), BUGS, AUTHOR. </text:p>
            </text:list-item>
          </text:list>
        </text:list-item>
        <text:list-item>
          <text:p text:style-name="P51"><text:span text:style-name="Strong_20_Emphasis"><text:span text:style-name="Source_20_Text">info</text:span></text:span><text:span text:style-name="Strong_20_Emphasis">:</text:span></text:p>
          <text:list>
            <text:list-item>
              <text:p text:style-name="P52"><text:span text:style-name="Strong_20_Emphasis">Uso:</text:span> Es un sistema de documentación hipertextual desarrollado por el proyecto GNU. A menudo proporciona información más detallada o tutoriales que <text:span text:style-name="Source_20_Text">man</text:span>, especialmente para herramientas GNU. </text:p>
            </text:list-item>
            <text:list-item>
              <text:p text:style-name="P52"><text:span text:style-name="Strong_20_Emphasis">Sintaxis:</text:span> <text:span text:style-name="Source_20_Text">info nombre_comando</text:span> </text:p>
            </text:list-item>
            <text:list-item>
              <text:p text:style-name="P52"><text:span text:style-name="Strong_20_Emphasis">Ejemplo:</text:span> <text:span text:style-name="Source_20_Text">info ls</text:span> </text:p>
            </text:list-item>
            <text:list-item>
              <text:p text:style-name="P52"><text:soft-page-break/><text:span text:style-name="Strong_20_Emphasis">Navegación:</text:span> Es menos intuitiva que <text:span text:style-name="Source_20_Text">man</text:span>. Usa teclas como <text:span text:style-name="Source_20_Text">n</text:span> (siguiente nodo), <text:span text:style-name="Source_20_Text">p</text:span> (nodo previo), <text:span text:style-name="Source_20_Text">u</text:span> (nodo superior), <text:span text:style-name="Source_20_Text">m</text:span> (seleccionar menú), <text:span text:style-name="Source_20_Text">Enter</text:span> (seguir enlace), <text:span text:style-name="Source_20_Text">q</text:span> (salir). Los enlaces aparecen marcados con asteriscos (<text:span text:style-name="Source_20_Text">*</text:span>). </text:p>
            </text:list-item>
          </text:list>
        </text:list-item>
        <text:list-item>
          <text:p text:style-name="P51"><text:span text:style-name="Strong_20_Emphasis">Opción </text:span><text:span text:style-name="Strong_20_Emphasis"><text:span text:style-name="Source_20_Text">--help</text:span></text:span><text:span text:style-name="Strong_20_Emphasis">:</text:span></text:p>
          <text:list>
            <text:list-item>
              <text:p text:style-name="P52"><text:span text:style-name="Strong_20_Emphasis">Uso:</text:span> Muchos comandos (especialmente los de GNU) aceptan la opción <text:span text:style-name="Source_20_Text">--help</text:span> (o a veces <text:span text:style-name="Source_20_Text">-h</text:span> o <text:span text:style-name="Source_20_Text">-?</text:span>) para mostrar un resumen rápido de su sintaxis y opciones directamente en la salida estándar, sin entrar en un paginador. Es útil para recordar rápidamente una opción específica. </text:p>
            </text:list-item>
            <text:list-item>
              <text:p text:style-name="P52"><text:span text:style-name="Strong_20_Emphasis">Sintaxis:</text:span> <text:span text:style-name="Source_20_Text">comando --help</text:span> </text:p>
            </text:list-item>
            <text:list-item>
              <text:p text:style-name="P52"><text:span text:style-name="Strong_20_Emphasis">Ejemplo:</text:span> <text:span text:style-name="Source_20_Text">ls --help</text:span>, <text:span text:style-name="Source_20_Text">mkdir --help</text:span> </text:p>
            </text:list-item>
          </text:list>
        </text:list-item>
        <text:list-item>
          <text:p text:style-name="P51"><text:span text:style-name="Strong_20_Emphasis"><text:span text:style-name="Source_20_Text">apropos</text:span></text:span><text:span text:style-name="Strong_20_Emphasis"> o </text:span><text:span text:style-name="Strong_20_Emphasis"><text:span text:style-name="Source_20_Text">man -k</text:span></text:span><text:span text:style-name="Strong_20_Emphasis"> (Keyword):</text:span></text:p>
          <text:list>
            <text:list-item>
              <text:p text:style-name="P52"><text:span text:style-name="Strong_20_Emphasis">Uso:</text:span> Busca una palabra clave en los nombres y descripciones cortas de todas las páginas del manual disponibles. Es útil cuando no sabes el nombre exacto de un comando pero sí sabes qué quieres hacer. </text:p>
            </text:list-item>
            <text:list-item>
              <text:p text:style-name="P52"><text:span text:style-name="Strong_20_Emphasis">Sintaxis:</text:span> <text:span text:style-name="Source_20_Text">apropos palabra_clave</text:span> o <text:span text:style-name="Source_20_Text">man -k palabra_clave</text:span> </text:p>
            </text:list-item>
            <text:list-item>
              <text:p text:style-name="P52"><text:span text:style-name="Strong_20_Emphasis">Ejemplo:</text:span> <text:span text:style-name="Source_20_Text">apropos copy file</text:span> (buscaría comandos relacionados con copiar archivos). <text:span text:style-name="Source_20_Text">apropos</text:span> requiere que la base de datos <text:span text:style-name="Source_20_Text">whatis</text:span> esté actualizada (suele hacerse con <text:span text:style-name="Source_20_Text">mandb</text:span> como root). </text:p>
            </text:list-item>
          </text:list>
        </text:list-item>
        <text:list-item>
          <text:p text:style-name="P51"><text:span text:style-name="Strong_20_Emphasis"><text:span text:style-name="Source_20_Text">whatis</text:span></text:span><text:span text:style-name="Strong_20_Emphasis">:</text:span></text:p>
          <text:list>
            <text:list-item>
              <text:p text:style-name="P52"><text:span text:style-name="Strong_20_Emphasis">Uso:</text:span> Muestra la descripción de una línea (la sección NAME) de una página del manual para un comando específico. </text:p>
            </text:list-item>
            <text:list-item>
              <text:p text:style-name="P52"><text:span text:style-name="Strong_20_Emphasis">Sintaxis:</text:span> <text:span text:style-name="Source_20_Text">whatis nombre_comando</text:span> </text:p>
            </text:list-item>
            <text:list-item>
              <text:p text:style-name="P52"><text:span text:style-name="Strong_20_Emphasis">Ejemplo:</text:span> <text:span text:style-name="Source_20_Text">whatis ls</text:span> </text:p>
            </text:list-item>
          </text:list>
        </text:list-item>
        <text:list-item>
          <text:p text:style-name="P51"><text:span text:style-name="Strong_20_Emphasis">Archivos de Documentación:</text:span></text:p>
          <text:list>
            <text:list-item>
              <text:p text:style-name="P51">Muchos paquetes instalan documentación adicional en directorios como <text:span text:style-name="Source_20_Text">/usr/share/doc/nombre_paquete</text:span>. A menudo encontrarás archivos <text:span text:style-name="Source_20_Text">README</text:span>, ejemplos, tutoriales, etc. </text:p>
            </text:list-item>
          </text:list>
        </text:list-item>
      </text:list>
      <text:p text:style-name="Text_20_body"><text:span text:style-name="Strong_20_Emphasis">Fuentes y Más Información:</text:span></text:p>
      <text:list text:style-name="L24">
        <text:list-item>
          <text:p text:style-name="P54"><text:a xlink:type="simple" xlink:href="https://m.youtube.com/watch?v=AuFZ11p_9fA" office:target-frame-name="_blank" xlink:show="new" text:style-name="Internet_20_link" text:visited-style-name="Visited_20_Internet_20_Link">LINUX- Tutorial para principiantes en 13 minutos (YouTube)</text:a> (Menciona <text:span text:style-name="Source_20_Text">man</text:span> y <text:span text:style-name="Source_20_Text">--help</text:span>) </text:p>
        </text:list-item>
        <text:list-item>
          <text:p text:style-name="P54"><text:a xlink:type="simple" xlink:href="https://www.swhosting.com/es/comunidad/manual/comandos-basicos-para-usar-en-el-terminal" office:target-frame-name="_blank" xlink:show="new" text:style-name="Internet_20_link" text:visited-style-name="Visited_20_Internet_20_Link">Comandos básicos para usar en el terminal (SW Hosting)</text:a> (Menciona <text:span text:style-name="Source_20_Text">whatis</text:span>) </text:p>
        </text:list-item>
        <text:list-item>
          <text:p text:style-name="P54"><text:a xlink:type="simple" xlink:href="http://www.uhu.es/gem/clinux/descargas/guias-propias/one-page-linux.pdf" office:target-frame-name="_blank" xlink:show="new" text:style-name="Internet_20_link" text:visited-style-name="Visited_20_Internet_20_Link">MANUAL LINUX EN UNA PÁGINA (PDF - UHU)</text:a> (Referencia rápida) </text:p>
        </text:list-item>
        <text:list-item>
          <text:p text:style-name="P53"><text:a xlink:type="simple" xlink:href="https://trisquel.info/files/400%20comandos%20Linux.pdf" office:target-frame-name="_blank" xlink:show="new" text:style-name="Internet_20_link" text:visited-style-name="Visited_20_Internet_20_Link">400 comandos Linux (PDF - Trisquel)</text:a> (Extensa lista de referencia)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1T21:17:15.721279220</dc:date>
    <meta:editing-duration>PT1H32M23S</meta:editing-duration>
    <meta:editing-cycles>7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48" meta:word-count="617" meta:character-count="3933" meta:non-whitespace-character-count="3374"/>
  </office:meta>
</office:document-meta>
</file>